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12dddd"/>
    </style:style>
    <style:style style:name="P2" style:family="paragraph" style:parent-style-name="Table_20_Contents">
      <style:text-properties officeooo:rsid="0012dddd" officeooo:paragraph-rsid="0012dddd"/>
    </style:style>
    <style:style style:name="P3" style:family="paragraph" style:parent-style-name="Standard">
      <style:text-properties officeooo:paragraph-rsid="0012dd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table:number-rows-spanned="51" office:value-type="string">
            <text:p text:style-name="P2">hello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rows-spanned="24" office:value-type="string">
            <text:p text:style-name="P2">Goodbye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/>
          </table:table-cell>
          <table:covered-table-cell table:style-name="Table1.A1"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23:24:02.278240264</meta:creation-date>
    <dc:date>2024-01-19T23:38:01.816721294</dc:date>
    <meta:editing-duration>PT7M14S</meta:editing-duration>
    <meta:editing-cycles>2</meta:editing-cycles>
    <meta:generator>LibreOffice/7.6.4.1$Linux_X86_64 LibreOffice_project/e19e193f88cd6c0525a17fb7a176ed8e6a3e2aa1</meta:generator>
    <meta:document-statistic meta:table-count="1" meta:image-count="0" meta:object-count="0" meta:page-count="2" meta:paragraph-count="2" meta:word-count="2" meta:character-count="13" meta:non-whitespace-character-count="13"/>
  </office:meta>
</office:document-meta>
</file>